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1000001B3B47CF36E84E1294E.png" manifest:media-type="image/png"/>
  <manifest:file-entry manifest:full-path="Pictures/1000196D000023CB000023EF2C861E682A81EF7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666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" style:family="graphic" style:parent-style-name="standard">
      <style:graphic-properties svg:stroke-color="#808080" draw:fill="none" draw:textarea-horizontal-align="justify" draw:textarea-vertical-align="middle" draw:auto-grow-height="false" fo:min-height="1.474cm" fo:min-width="2.294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/>
    </style:style>
    <style:style style:name="P3" style:family="paragraph">
      <loext:graphic-properties draw:fill="none" draw:fill-color="#ffffff"/>
      <style:paragraph-properties fo:text-align="center"/>
      <style:text-properties fo:color="#666666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3.969cm" svg:height="9.959cm" svg:x="8.018cm" svg:y="4.064cm">
            <draw:image xlink:href="Pictures/1000196D000023CB000023EF2C861E682A81EF7D.svg" xlink:type="simple" xlink:show="embed" xlink:actuate="onLoad" loext:mime-type="image/svg+xml">
              <text:p/>
            </draw:image>
            <draw:image xlink:href="Pictures/10000201000001B1000001B3B47CF36E84E1294E.png" xlink:type="simple" xlink:show="embed" xlink:actuate="onLoad" loext:mime-type="image/png"/>
            <svg:title>snakemake_dag</svg:title>
          </draw:frame>
          <draw:frame draw:style-name="gr2" draw:text-style-name="P3" draw:layer="layout" svg:width="3.302cm" svg:height="1.673cm" svg:x="5.28cm" svg:y="6.658cm">
            <draw:text-box>
              <text:p text:style-name="P2">trimmed<text:line-break/>FASTQ</text:p>
            </draw:text-box>
          </draw:frame>
          <draw:frame draw:style-name="gr3" draw:text-style-name="P3" draw:layer="layout" svg:width="3.302cm" svg:height="1.016cm" svg:x="5.226cm" svg:y="10.514cm">
            <draw:text-box>
              <text:p text:style-name="P2">BAM</text:p>
            </draw:text-box>
          </draw:frame>
          <draw:frame draw:style-name="gr3" draw:text-style-name="P3" draw:layer="layout" svg:width="3.302cm" svg:height="1.673cm" svg:x="5.326cm" svg:y="13.414cm">
            <draw:text-box>
              <text:p text:style-name="P2">count<text:line-break/>table</text:p>
            </draw:text-box>
          </draw:frame>
          <draw:custom-shape draw:style-name="gr4" draw:text-style-name="P4" draw:layer="layout" svg:width="2.794cm" svg:height="1.724cm" svg:x="5.534cm" svg:y="6.6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794cm" svg:height="1.724cm" svg:x="5.534cm" svg:y="10.1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794cm" svg:height="1.724cm" svg:x="5.534cm" svg:y="13.45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302cm" svg:height="1.673cm" svg:x="5.28cm" svg:y="2.558cm">
            <draw:text-box>
              <text:p text:style-name="P2">raw<text:line-break/>FASTQ</text:p>
            </draw:text-box>
          </draw:frame>
          <draw:custom-shape draw:style-name="gr4" draw:text-style-name="P4" draw:layer="layout" svg:width="2.794cm" svg:height="1.724cm" svg:x="5.534cm" svg:y="2.55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5:26:30.325588396</meta:creation-date>
    <dc:title>jelmer_base</dc:title>
    <meta:editing-duration>PT31M45S</meta:editing-duration>
    <meta:editing-cycles>4</meta:editing-cycles>
    <meta:generator>LibreOffice/6.4.6.2$Linux_X86_64 LibreOffice_project/40$Build-2</meta:generator>
    <meta:initial-creator>Jelmer Poelstra</meta:initial-creator>
    <dc:date>2021-04-05T15:58:54.603549249</dc:date>
    <dc:creator>Jelmer Poelstra</dc:creator>
    <meta:document-statistic meta:object-count="33"/>
  </office:meta>
</office:document-meta>
</file>